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7.7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3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16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18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gr21" style:family="graphic" style:parent-style-name="standard" style:list-style-name="L1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9pt" fo:font-weight="bold" style:letter-kerning="true" style:font-family-asian="'WenQuanYi Micro Hei'" style:font-family-generic-asian="system" style:font-pitch-asian="variable" style:font-size-asian="9pt" style:font-weight-asian="bold" style:font-family-complex="'Lohit Hindi'" style:font-family-generic-complex="system" style:font-pitch-complex="variable" style:font-size-complex="9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0.26cm" svg:height="1.673cm" svg:x="1.4cm" svg:y="0.927cm">
          <draw:text-box>
            <text:p>DIAGRAMA PAQUETES. TIENDA </text:p>
            <text:p>Paco Aldarias. <text:date style:data-style-name="D1" text:date-value="2014-02-14">14/02/14</text:date></text:p>
          </draw:text-box>
        </draw:frame>
        <draw:custom-shape draw:style-name="gr2" draw:text-style-name="P2" xml:id="id10" draw:id="id10" draw:layer="measurelines" svg:width="4.6cm" svg:height="0.7cm" svg:x="16cm" svg:y="9.2cm">
          <text:p text:style-name="P1"><text:span text:style-name="T1">model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4.6cm" svg:height="0.7cm" svg:x="6.3cm" svg:y="3.1cm">
          <text:p text:style-name="P1"><text:span text:style-name="T1">v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4.6cm" svg:height="0.7cm" svg:x="2cm" svg:y="8.1cm">
          <text:p text:style-name="P1"><text:span text:style-name="T1">controlad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measurelines" svg:width="6.1cm" svg:height="3.2cm" svg:x="2cm" svg:y="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measurelines" svg:width="1.7cm" svg:height="0.7cm" svg:x="2.3cm" svg:y="9cm">
          <text:p text:style-name="P1"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measurelines" svg:width="4.6cm" svg:height="0.7cm" svg:x="2.001cm" svg:y="8.101cm">
          <text:p text:style-name="P1"><text:span text:style-name="T1">controlad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measurelines" svg:width="4.6cm" svg:height="0.7cm" svg:x="7.1cm" svg:y="13.8cm">
          <text:p text:style-name="P1"><text:span text:style-name="T1">b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0.6cm" svg:x="2.4cm" svg:y="10.1cm">
          <text:p text:style-name="P3"><text:span text:style-name="T3">Acces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7cm" svg:height="0.6cm" svg:x="2.4cm" svg:y="11cm">
          <text:p text:style-name="P3"><text:span text:style-name="T3">Princip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6.1cm" svg:height="4.3cm" svg:x="16cm" svg:y="9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0.7cm" svg:x="16.3cm" svg:y="10.1cm">
          <text:p text:style-name="P1"><text:span text:style-name="T2">Client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cm" svg:height="0.6cm" svg:x="16.4cm" svg:y="11.2cm">
          <text:p text:style-name="P3"><text:span text:style-name="T3">Produc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7cm" svg:height="0.6cm" svg:x="16.4cm" svg:y="12.1cm">
          <text:p text:style-name="P3"><text:span text:style-name="T3">Pedi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7cm" svg:height="0.6cm" svg:x="16.3cm" svg:y="13cm">
          <text:p text:style-name="P3"><text:span text:style-name="T3">LineasPedi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6.7cm" svg:height="3.7cm" svg:x="7.1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9cm" svg:height="0.7cm" svg:x="7.5cm" svg:y="14.8cm">
          <text:p text:style-name="P1"><text:span text:style-name="T2">Fichero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3" draw:id="id3" draw:layer="layout" svg:width="2.2cm" svg:height="0.6cm" svg:x="7.4cm" svg:y="15.9cm">
          <text:p text:style-name="P3"><text:span text:style-name="T3">My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4" draw:id="id4" draw:layer="layout" svg:width="2.7cm" svg:height="0.6cm" svg:x="7.4cm" svg:y="17.1cm">
          <text:p text:style-name="P3"><text:span text:style-name="T3">Db4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1.9cm" svg:height="0.7cm" svg:x="11.5cm" svg:y="16.8cm">
          <text:p text:style-name="P1"><text:span text:style-name="T2">bd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9.4cm" svg:y1="15.15cm" svg:x2="11.5cm" svg:y2="17.15cm" draw:start-shape="id1" draw:start-glue-point="1" draw:end-shape="id2" draw:end-glue-point="3" svg:d="m9400 15150h1050v2000h1050" svg:viewBox="0 0 2101 2001">
          <text:p/>
        </draw:connector>
        <draw:connector draw:style-name="gr12" draw:text-style-name="P1" draw:layer="layout" svg:x1="9.6cm" svg:y1="16.2cm" svg:x2="11.5cm" svg:y2="17.15cm" draw:start-shape="id3" draw:start-glue-point="1" draw:end-shape="id2" draw:end-glue-point="3" svg:d="m9600 16200h950v950h950" svg:viewBox="0 0 1901 951">
          <text:p/>
        </draw:connector>
        <draw:connector draw:style-name="gr12" draw:text-style-name="P1" draw:layer="layout" svg:x1="10.1cm" svg:y1="17.4cm" svg:x2="11.5cm" svg:y2="17.15cm" draw:start-shape="id4" draw:start-glue-point="1" draw:end-shape="id2" draw:end-glue-point="3" svg:d="m10100 17400h700v-250h700" svg:viewBox="0 0 1401 251">
          <text:p/>
        </draw:connector>
        <draw:custom-shape draw:style-name="gr3" draw:text-style-name="P1" xml:id="id7" draw:id="id7" draw:layer="layout" svg:width="6.1cm" svg:height="3.2cm" svg:x="6.3cm" svg:y="3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5cm" svg:height="0.6cm" svg:x="6.7cm" svg:y="5.1cm">
          <text:p text:style-name="P3"><text:span text:style-name="T3">Acces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7cm" svg:height="0.6cm" svg:x="6.7cm" svg:y="6cm">
          <text:p text:style-name="P3"><text:span text:style-name="T3">Princip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13.8cm" svg:y1="16.35cm" svg:x2="16cm" svg:y2="12.05cm" draw:start-shape="id5" draw:start-glue-point="1" draw:end-shape="id6" draw:end-glue-point="3" svg:d="m13800 16350h1100v-4300h1100" svg:viewBox="0 0 2201 4301">
          <text:p/>
        </draw:connector>
        <draw:connector draw:style-name="gr15" draw:text-style-name="P1" draw:layer="layout" svg:x1="9.35cm" svg:y1="7cm" svg:x2="9.4cm" svg:y2="13.8cm" draw:start-shape="id7" draw:start-glue-point="2" draw:end-shape="id8" svg:d="m9350 7000v3400h50v3400" svg:viewBox="0 0 51 6801">
          <text:p/>
        </draw:connector>
        <draw:connector draw:style-name="gr15" draw:text-style-name="P1" draw:layer="layout" svg:x1="4.301cm" svg:y1="8.101cm" svg:x2="6.3cm" svg:y2="5.4cm" draw:start-shape="id9" draw:start-glue-point="0" draw:end-shape="id7" draw:end-glue-point="3" svg:d="m4301 8101v-2701h1999" svg:viewBox="0 0 2000 2702">
          <text:p/>
        </draw:connector>
        <draw:custom-shape draw:style-name="gr2" draw:text-style-name="P2" draw:layer="layout" svg:width="4.6cm" svg:height="0.7cm" svg:x="20cm" svg:y="3.2cm">
          <text:p text:style-name="P1"><text:span text:style-name="T1">uti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cm" svg:height="3.2cm" svg:x="20cm" svg:y="3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9cm" svg:height="0.6cm" svg:x="20.4cm" svg:y="5.2cm">
          <text:p text:style-name="P3"><text:span text:style-name="T3">Consta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7cm" svg:height="0.6cm" svg:x="20.4cm" svg:y="6.1cm">
          <text:p text:style-name="P3"><text:span text:style-name="T3">Func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2cm" svg:height="0.6cm" svg:x="9.8cm" svg:y="6cm">
          <text:p text:style-name="P3"><text:span text:style-name="T3">Clien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2.2cm" svg:height="0.6cm" svg:x="9.7cm" svg:y="4.1cm">
          <text:p text:style-name="P3"><text:span text:style-name="T3">Articul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2.2cm" svg:height="0.6cm" svg:x="9.7cm" svg:y="5cm">
          <text:p text:style-name="P3"><text:span text:style-name="T3">Pedi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svg:x1="12.4cm" svg:y1="5.4cm" svg:x2="18.3cm" svg:y2="9.2cm" draw:start-shape="id7" draw:start-glue-point="1" draw:end-shape="id10" draw:end-glue-point="0" svg:d="m12400 5400h5900v3800" svg:viewBox="0 0 5901 3801">
          <text:p/>
        </draw:connector>
        <draw:custom-shape draw:style-name="gr21" draw:text-style-name="P3" draw:layer="layout" svg:width="2.7cm" svg:height="0.6cm" svg:x="5.2cm" svg:y="9.1cm">
          <text:p text:style-name="P3"><text:span text:style-name="T3">Pedido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3T11:24:12.658611599</meta:creation-date>
    <dc:date>2014-02-14T18:14:43</dc:date>
    <meta:editing-duration>PT2H33M36S</meta:editing-duration>
    <meta:editing-cycles>20</meta:editing-cycles>
    <meta:generator>LibreOffice/3.5$Linux_X86_64 LibreOffice_project/350m1$Build-2</meta:generator>
    <dc:creator>paco </dc:creator>
    <meta:document-statistic meta:object-count="38"/>
  </office:meta>
</office:document-meta>
</file>